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padding="0in" fo:border="none"/>
    </style:style>
    <style:style style:name="P3" style:family="paragraph" style:parent-style-name="Standard">
      <style:paragraph-properties fo:margin-top="0in" fo:margin-bottom="0in" loext:contextual-spacing="false" fo:padding="0in" fo:border="none"/>
      <style:text-properties fo:font-weight="bold" style:font-weight-asian="bold"/>
    </style:style>
    <style:style style:name="P4" style:family="paragraph" style:parent-style-name="Standard" style:list-style-name="WWNum5">
      <style:paragraph-properties fo:margin-left="0.5in" fo:margin-right="0in" fo:margin-top="0in" fo:margin-bottom="0in" loext:contextual-spacing="true" fo:text-indent="-0.25in" style:auto-text-indent="false"/>
    </style:style>
    <style:style style:name="P5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6" style:family="paragraph" style:parent-style-name="Standard" style:list-style-name="WWNum4">
      <style:paragraph-properties fo:margin-left="0.5in" fo:margin-right="0in" fo:margin-top="0in" fo:margin-bottom="0in" loext:contextual-spacing="true" fo:text-indent="-0.25in" style:auto-text-indent="false" fo:padding="0in" fo:border="none"/>
    </style:style>
    <style:style style:name="P7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 fo:padding="0in" fo:border="none"/>
    </style:style>
    <style:style style:name="P8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 fo:padding="0in" fo:border="none"/>
    </style:style>
    <style:style style:name="P9" style:family="paragraph" style:parent-style-name="Standard" style:list-style-name="WWNum4">
      <style:paragraph-properties fo:margin-left="1in" fo:margin-right="0in" fo:margin-top="0in" fo:margin-bottom="0in" loext:contextual-spacing="true" fo:text-indent="-0.25in" style:auto-text-indent="false" fo:padding="0in" fo:border="none"/>
    </style:style>
    <style:style style:name="P10" style:family="paragraph" style:parent-style-name="Standard" style:list-style-name="WWNum2">
      <style:paragraph-properties fo:margin-left="1in" fo:margin-right="0in" fo:margin-top="0in" fo:margin-bottom="0in" loext:contextual-spacing="true" fo:text-indent="-0.25in" style:auto-text-indent="false" fo:padding="0in" fo:border="none"/>
    </style:style>
    <style:style style:name="P11" style:family="paragraph" style:parent-style-name="Standard" style:list-style-name="WWNum1">
      <style:paragraph-properties fo:margin-left="1in" fo:margin-right="0in" fo:margin-top="0in" fo:margin-bottom="0in" loext:contextual-spacing="true" fo:text-indent="-0.25in" style:auto-text-indent="false" fo:padding="0in" fo:border="none"/>
    </style:style>
    <style:style style:name="P12" style:family="paragraph" style:parent-style-name="Standard" style:list-style-name="WWNum1">
      <style:paragraph-properties fo:margin-left="1in" fo:margin-right="0in" fo:margin-top="0in" fo:margin-bottom="0in" loext:contextual-spacing="true" fo:text-indent="-0.25in" style:auto-text-indent="false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  <style:text-properties fo:font-weight="bold" style:font-weight-asian="bold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</style:style>
    <style:style style:name="P15" style:family="paragraph" style:parent-style-name="Heading_20_2">
      <style:paragraph-properties fo:margin-top="0.25in" fo:margin-bottom="0.0835in" loext:contextual-spacing="false"/>
    </style:style>
    <style:style style:name="P16" style:family="paragraph" style:parent-style-name="Heading_20_2">
      <style:paragraph-properties fo:margin-top="0.25in" fo:margin-bottom="0.0835in" loext:contextual-spacing="false" fo:padding="0in" fo:border="none"/>
    </style:style>
    <style:style style:name="P17" style:family="paragraph" style:parent-style-name="Title" style:master-page-name="Standard">
      <style:paragraph-properties fo:margin-top="0in" fo:margin-bottom="0.0417in" loext:contextual-spacing="false" fo:text-align="center" style:justify-single-word="false" style:page-number="1"/>
    </style:style>
    <style:style style:name="P18" style:family="paragraph" style:parent-style-name="Subtitle">
      <style:paragraph-properties fo:margin-top="0in" fo:margin-bottom="0.222in" loext:contextual-spacing="false" fo:text-align="center" style:justify-single-word="false"/>
    </style:style>
    <style:style style:name="T1" style:family="text">
      <style:text-properties style:text-underline-style="none"/>
    </style:style>
    <style:style style:name="T2" style:family="text">
      <style:text-properties fo:color="#6aa84f" fo:font-weight="bold" style:font-weight-asian="bold"/>
    </style:style>
    <style:style style:name="T3" style:family="text">
      <style:text-properties fo:color="#6aa84f"/>
    </style:style>
    <style:style style:name="T4" style:family="text">
      <style:text-properties fo:font-weight="bold" style:font-weight-asian="bold"/>
    </style:style>
    <style:style style:name="T5" style:family="text">
      <style:text-properties fo:color="#38761d"/>
    </style:style>
    <style:style style:name="T6" style:family="text">
      <style:text-properties fo:color="#38761d" fo:font-style="italic" style:font-style-asian="italic"/>
    </style:style>
    <style:style style:name="T7" style:family="text">
      <style:text-properties fo:color="#ff0000"/>
    </style:style>
    <style:style style:name="T8" style:family="text">
      <style:text-properties fo:font-style="italic" style:font-style-asian="italic"/>
    </style:style>
    <style:style style:name="T9" style:family="text">
      <style:text-properties fo:color="#1155cc" style:text-underline-style="solid" style:text-underline-width="auto" style:text-underline-color="font-color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bookmark text:name="_ss9hlb9cbx2k"/>OpenBioMaps mobil kliens</text:p>
      <text:p text:style-name="P18"><text:bookmark text:name="_pt7y526aw48c"/>Specifikáció, időpontok, tervek és ötletek</text:p>
      <text:p text:style-name="P15"><text:bookmark text:name="_8bwvmp7z0vjc"/>ToDo május közepéig</text:p>
      <text:p text:style-name="P1">Platformfüggetlen React app, ami tud mindent amit a mostani JAVA app, plusz</text:p>
      <text:list xml:id="list5996603210903980862" text:style-name="WWNum5">
        <text:list-item>
          <text:p text:style-name="P4">Kezeli a szerverről jövő térképi információk megjelenítését az integráltan (vagy nem integráltan) megjelenő térképi alkalmazásban.</text:p>
        </text:list-item>
        <text:list-item>
          <text:p text:style-name="P4">Egyszeres választó listát tud kép-gombonként megjeleníteni szöveges input mező helyett (szerver oldali konfigurálástól függően)</text:p>
        </text:list-item>
        <text:list-item>
          <text:p text:style-name="P4">Authentikáció nélküli űrlapok kezelése</text:p>
        </text:list-item>
        <text:list-item>
          <text:p text:style-name="P4">Hiba visszajelzések jó átlátható megjelenítése és hibajavítási lehetőség az egyes rekordokra</text:p>
        </text:list-item>
      </text:list>
      <text:p text:style-name="P1"/>
      <text:p text:style-name="P16"><text:bookmark text:name="_2q2ugjjajk3s"/>Funkciók összefoglalója<text:line-break/>(az elvárt és jelenleg már részlegesen megvalósított funkciók)</text:p>
      <text:list xml:id="list1078089320175844592" text:style-name="WWNum4">
        <text:list-item>
          <text:p text:style-name="P6">Rugalmas, webes felületen összeállítható adatgyűjtő űrlapok megjelenítése</text:p>
          <text:list>
            <text:list-item>
              <text:p text:style-name="P9">Űrlap működés szabályozások (auto complete listák, előre kitöltött mezők..)</text:p>
            </text:list-item>
            <text:list-item>
              <text:p text:style-name="P9">Űrlapok kitöltés szabályozások (kitöltési lehetőség korlátozások, pl szám intervallum...)</text:p>
            </text:list-item>
            <text:list-item>
              <text:p text:style-name="P9">Űrlap megjelenés szabályozások (egyéni piktrogrammok, színezések)</text:p>
            </text:list-item>
            <text:list-item>
              <text:p text:style-name="P9">GPS, dátum, fénykép, hangfelvétel lekérdezés telefonból és űrlap mezők kitöltése </text:p>
            </text:list-item>
          </text:list>
        </text:list-item>
        <text:list-item>
          <text:p text:style-name="P6">Térképi alkalmazás integrálása vagy meghívása</text:p>
        </text:list-item>
        <text:list-item>
          <text:p text:style-name="P6">Webes felületről érkező térképi információk megjelenítése (pontok, vonalak poligonok)</text:p>
        </text:list-item>
        <text:list-item>
          <text:p text:style-name="P6">Moduláris egyéni funkciók beépítésének lehetősége</text:p>
        </text:list-item>
        <text:list-item>
          <text:p text:style-name="P6">Helyi SQLite adatbázis a gyűjtött adatoknak</text:p>
        </text:list-item>
        <text:list-item>
          <text:p text:style-name="P6">POST adatfeltöltés opcionálisan megadható OpenBioMaps szerverre</text:p>
        </text:list-item>
        <text:list-item>
          <text:p text:style-name="P6"><text:soft-page-break/>GET adatlekérdezés opcionális magadható szerverről (űralpok, egyéb háttér adatok)</text:p>
        </text:list-item>
        <text:list-item>
          <text:p text:style-name="P6">OAUTH authentikáció opcionális szerverre</text:p>
        </text:list-item>
        <text:list-item>
          <text:p text:style-name="P6">Publikus űrlapokba adat feltöltés OBM authentikáció nélkül. Google/facebook authentikáció <text:s/>használata publikus űrlapoknál a teljes névtelenség helyett.</text:p>
        </text:list-item>
        <text:list-item>
          <text:p text:style-name="P6">Több OpenBioMaps szerver/projekt közötti váltási lehetőség</text:p>
        </text:list-item>
        <text:list-item>
          <text:p text:style-name="P6">Feltöltési napló ahol látszik mi van feltöltve, hova, milyen státuszban </text:p>
        </text:list-item>
      </text:list>
      <text:p text:style-name="P2"/>
      <text:p text:style-name="P2"><text:tab/>App felületek:</text:p>
      <text:list xml:id="list791961701107167014" text:style-name="WWNum2">
        <text:list-item>
          <text:p text:style-name="P10">Projekt választás</text:p>
        </text:list-item>
        <text:list-item>
          <text:p text:style-name="P10">Authentikácó</text:p>
        </text:list-item>
        <text:list-item>
          <text:p text:style-name="P10">Űrlap listázás</text:p>
        </text:list-item>
        <text:list-item>
          <text:p text:style-name="P10">Űrlap megjelenítés</text:p>
        </text:list-item>
        <text:list-item>
          <text:p text:style-name="P10">Feltöltési napló</text:p>
        </text:list-item>
      </text:list>
      <text:p text:style-name="P3"/>
      <text:p text:style-name="P15"><text:bookmark text:name="_973b0ip198l2"/>Funkciók / feladatok kifejtése<text:line-break/>(fontossági sorrendben)</text:p>
      <text:list xml:id="list1719747300318790752" text:style-name="WWNum1">
        <text:list-item>
          <text:p text:style-name="P5"><text:span text:style-name="T2"><office:annotation office:name="__Annotation__56_1899588611"><dc:creator>Bán Miklós</dc:creator><dc:date>2018-02-18T22:11:27</dc:date><text:p><text:span text:style-name="T10">Ez lényegében megvan, de nem stabil. </text:span></text:p><text:p><text:span text:style-name="T10">Nem tudom mi a helyzet a nem pont geometriákkal.</text:span></text:p></office:annotation></text:span><text:span text:style-name="T2">Adat gyűjtés térbeli ponthoz</text:span><office:annotation-end office:name="__Annotation__56_1899588611"/><text:span text:style-name="T3">. A koordináta felvételre többféle lehetősége kell: lehessen akár beírni, akár ONLINE (google maps) térképen klikkelni </text:span>(itt érdemes talán a nyomva tartás funkciót használni, mert sok térkép a klikkelésre v. dupla klikkelésre nagyít)<text:span text:style-name="T3"> , vagy a telefon automatikusan adja meg.</text:span> A pont felvételt kezeljük már most úgy, hogy később itt <text:span text:style-name="T4">bármilyen geometria</text:span> jöhet (pont, vonal vagy poligon).<text:line-break/></text:p>
        </text:list-item>
        <text:list-item>
          <text:p text:style-name="P5"><text:span text:style-name="T4">Űrlap funkciók: </text:span></text:p>
          <text:list>
            <text:list-item>
              <text:p text:style-name="P12"><office:annotation office:name="__Annotation__69_1899588611"><dc:creator>Bán Miklós</dc:creator><dc:date>2018-02-18T22:13:01</dc:date><text:p><text:span text:style-name="T10">Május közepéig meg kell lennie. Szerver oldali kódokat kell írni a bélyegképek feltöltéséhez és ezen spéci típus kezeléséhez ill pc-web formos megjelenítéséhez.</text:span></text:p></office:annotation>Radiobutton jellegű input mező űrlaponként egyénileg megadható bélyegképekkel<office:annotation-end office:name="__Annotation__69_1899588611"/>. Azaz kis <text:span text:style-name="T4">bélyegképek</text:span> jelennek meg 2-3-4 oszlopban a telefon/tablet képernyő méretének függvényében a néhány sor radio input/szöveg páros helyett. </text:p>
            </text:list-item>
            <text:list-item>
              <text:p text:style-name="P12"><office:annotation office:name="__Annotation__78_1899588611"><dc:creator>Bán Miklós</dc:creator><dc:date>2018-02-18T22:13:52</dc:date><text:p><text:span text:style-name="T10">Szerver oldali rész kell. Május közepéig kell</text:span></text:p></office:annotation>Az <text:span text:style-name="T4">űrlapok ha frissülnek</text:span> a szerveren<office:annotation-end office:name="__Annotation__78_1899588611"/>, akkor jelezze a mobil app, vagy automatikusan frissüljenek. <text:span text:style-name="T5">Szerver oldalon ez a last_mod timestamp-ből jön.</text:span></text:p>
            </text:list-item>
            <text:list-item>
              <text:p text:style-name="P12"><text:span text:style-name="T4">Autocomplete mezők</text:span>: JSON tömb a szerverről. Vigyázat a webes formban akár több százezres listák is lehetnek! <text:span text:style-name="T7">Milyen korlátozások kellenek ide? Mit csináljunk a nagyon hosszú listák esetén?</text:span></text:p>
            </text:list-item>
            <text:list-item>
              <text:p text:style-name="P12"><text:span text:style-name="T4">Ismétlődő adatbevitelnél</text:span> (szerveren megadható módon) egyes mezők tartsák meg a tartalmukat, ne kelljen újra kitölteni őket. (<text:span text:style-name="T5">Szerver oldali jelölés: a mezőnév formátumának megadásával: </text:span><text:span text:style-name="T6">inherit</text:span>). Azaz ha beírom, hogy a “megfigyelő” “Pistike”, akkor a következő adatfelviteli esetben legyen beírva előre, hogy Pistike a megfigyelő, de ha átirom Péterkére, akkor a következő feltöltésnél már Péterke legyen.<text:line-break/>Dátum mező automatikus kitöltése az aktuális dátummal, megfigyelő mező a program használó nevével. <text:span text:style-name="T5">Ezek a mező típusok alapján jönnek, pl.: </text:span><text:span text:style-name="T6">auto_datum</text:span><text:span text:style-name="T5">, </text:span><text:span text:style-name="T6">auto_name</text:span><text:span text:style-name="T5"> (hasonlóan mint az inherit_ előtag).</text:span></text:p>
            </text:list-item>
            <text:list-item>
              <text:p text:style-name="P12"><text:span text:style-name="T4">Nyitó és Záró időpont</text:span> Api paraméterrel átadott mező kontroll típus timestamp mezőkön az save_start_time, save_stop_time. Az így megjeleölt mezőket <text:s/>automatikusan ki kell tölteni az alkalmazásnak a form nyitásának és zárásának az időpontjával. <text:span text:style-name="T7">Ez azért nem triviális, mert az űrlap jelenleg a mobilon soronként generál egy bejegyzést. A kezdés időpontja egyszerű, mert lehet az form betöltésének az időpontja, amit minden rekordba beleír, de a zárás időpontjához visszamenőleg updatelni kell minden felvett rekordot, ami sok szempontból problémás és nem lehet garantálni, hogy mindig jó!!!</text:span><text:line-break/></text:p>
            </text:list-item>
          </text:list>
        </text:list-item>
        <text:list-item>
          <text:p text:style-name="P5"><text:soft-page-break/><text:span text:style-name="T4">Űrlap visszajelzések, hiba kezelések</text:span>: <text:span text:style-name="T5">Habár az űrlap hozza magával a szerverről a megkötéseket amiket ellenőrizni tud az alkalmazás</text:span> adatbevitelkor, mégis lehetnek feltöltési hibák, ami miatt egyes rekordok nem tudnak feltöltődni. A törött feltöltéseket kezelni kell valahogy. <text:span text:style-name="T5">A feltöltései naplóban látszik jelenleg is, hogy mi milyen állapotban van</text:span>, de ha a szerver egy rekordra hibát adott, azt <office:annotation office:name="__Annotation__109_1899588611"><dc:creator>Bán Miklós</dc:creator><dc:date>2018-02-18T22:50:28</dc:date><text:p><text:span text:style-name="T10">Talán a legegyszerűbb visszatölteni a rekordot mintha új rekord lenne!</text:span></text:p></office:annotation>ki kell tudni javítani<office:annotation-end office:name="__Annotation__109_1899588611"/> a hibaüzenet alapján, hogy feltölthető legyen a rekord! <office:annotation office:name="__Annotation__115_1899588611"><dc:creator>Bán Miklós</dc:creator><dc:date>2018-02-18T22:50:29</dc:date><text:p><text:span text:style-name="T10">Ez ráér egyelőre, de az elvi lehetősége legyen meg az appban!</text:span></text:p></office:annotation>Más megközelítés lehet, ha beépítünk egy kötegelt feltöltési opciót, hogy sok rekordot egyben töltsön fel a szerverre valamilyen csomagolt állapotban, amit majd a szerveren mint egyfajta fájlfeltöltést kezelve tudunk ténylegesen betölteni az adatbázisba. Az első verzió a mobil appból így működött a szerver oldalon!<text:line-break/><office:annotation-end office:name="__Annotation__115_1899588611"/></text:p>
        </text:list-item>
        <text:list-item>
          <text:p text:style-name="P7"><text:span text:style-name="T4"><office:annotation office:name="__Annotation__119_1899588611"><dc:creator>Bán Miklós</dc:creator><dc:date>2018-02-18T22:15:11</dc:date><text:p><text:span text:style-name="T10">Május közepére</text:span></text:p></office:annotation></text:span><text:span text:style-name="T4">Nem bejelentkezett felhasználók.</text:span><office:annotation-end office:name="__Annotation__119_1899588611"/><text:span text:style-name="T4"> </text:span>Az egyes szerverek egyes projektjeiben publikusan elérhető űrlapok elérése és használata oauth authentikáció nélkül. Ilyen esetben be lehetne kérni a megfigyelő nevét, vagy google/facebook authentikációt kérni és a felhasználói adatokat feltöltési megjegyzésként küldeni vagy az “auto_name” mezőt kitölteni vele. Más projektbe oauth bejelentkezés után persze ne ezeket az adatokat használja az app!<text:line-break/></text:p>
        </text:list-item>
        <text:list-item>
          <text:p text:style-name="P7"><text:span text:style-name="T4"><office:annotation office:name="__Annotation__126_1899588611"><dc:creator>Bán Miklós</dc:creator><dc:date>2018-02-18T22:15:25</dc:date><text:p><text:span text:style-name="T10">Május közepére</text:span></text:p></office:annotation></text:span><text:span text:style-name="T4">Előre elkészített geometriák megjelenítése térképen</text:span><office:annotation-end office:name="__Annotation__126_1899588611"/><text:span text:style-name="T4">.</text:span> A cél, hogy a felhasználó odataláljon a térképet nézve a valamely helyekhez ahol majd az adatgyűjtést fogja végezni. Ilyen pl. amikor rendszeres mintavételi pontokat használunk. Ezek a pontok poligonok vagy vonalak jelenjenek meg a térképen és jelenjen meg a saját pozíciónk, hogy lássuk, hogy ott vagyunk-e. Amikor megérkeztünk akkor geometria nevéhez tudjuk rögzíteni az adatokat. A gemetriákat a megjelenítés egyszerűsítése miatt automatikusan tudom egyszerűsíteni a webes felületen, a rögzítés valójában a nevekkel rendelődik össze! - Itt érdekes lehet alaptérkép nélküli térkép lap, ahol csak a feltöltött geometria és a poziciónk ill egy lépték sáv látszik. Geojson letöltése a szerverről. <text:line-break/>- Szerver oldali névlista geosjon listával jön, amit a geometria választásnál lehet elérni. Ez a funkció: Geometria telefonból, Geometria térképről, Geometria listából.<text:line-break/>A név listából kiválasztott geometriát a háttérben behelyettesíti a program a GEOJSON értékkel küldéskor.</text:p>
          <text:list>
            <text:list-item>
              <text:p text:style-name="P11"><text:span text:style-name="T4">Felvett pontok megjelenítése :</text:span> A program az aktuálisan telefonban lévő pontokat<text:span text:style-name="T4"> </text:span>(vagy egyéb geometriákat) tudja megjeleníteni a térképen és tudjak hozzájuk visszatalálni (saját pozíció jelölése a térképen). Például amikor több mintavételi pont között mozgok, amik nem előre feltöltöttek, de mondjuk egy nap 2-3x visszamegyek ugyanarra a pontra. <text:line-break/></text:p>
            </text:list-item>
          </text:list>
        </text:list-item>
        <text:list-item>
          <text:p text:style-name="P5"><text:span text:style-name="T4">Felület megjelenítési dolgok.</text:span> Egyéni css-ek: Űrlap listákra, űrlap kinézetekre.<text:span text:style-name="T4"><text:line-break/></text:span></text:p>
        </text:list-item>
        <text:list-item>
          <text:p text:style-name="P5"><text:span text:style-name="T4">Adatfelvitel trackloghoz (linestring).</text:span> Megyünk terepen, egy ponton bekapcsolom a tracklog funkciót és amikor megállítom, akkor tudjak felvenni hozzá adatokat. A tracklogot jó lenne látni a térképen. <text:line-break/></text:p>
        </text:list-item>
        <text:list-item>
          <text:p text:style-name="P5"><text:span text:style-name="T4">Több projektet is lehessen kezelni egyszerre</text:span>. Egy szerveren is lehet több projektünk és különböző szerverek is lehetnek amikre dolgozni akarunk. A lokálisan tárolt adatbázisba menteni kell a szerver címét és projekt nevét/útvonalát, hogy a háttérben futó feltöltésekkel ne legyen gond.<text:line-break/></text:p>
        </text:list-item>
        <text:list-item>
          <text:p text:style-name="P7"><text:span text:style-name="T4">Többnyelvűség</text:span>: Több nyelvű felhasználói felület (fordítások működhetnének az openbiomaps webes felülethez hasonlóan, ott szerkeszthető, beállítható módon és a telefonra lehessen letölteni nyelvi fájlokat.)<text:line-break/>- Alkalmazás nyelve: nyelvi fájlokkal amiket belefordítunk az alkalmazásba.<text:line-break/>- Formok: Dinamikusan jönnek a szerverről. A telefon URL kérésben kéri a saját nyelvét, ami ha nincs, akkor angol.<text:line-break/></text:p>
        </text:list-item>
        <text:list-item>
          <text:p text:style-name="P7"><text:span text:style-name="T4">Spéci térképi funkciók:</text:span></text:p>
          <text:list>
            <text:list-item>
              <text:p text:style-name="P11">A geometriákhoz odatalálás lehet a gps-nél megszokott GoTo, ami akkor az elérendő geometria távolságát és az irányát is mutatja.</text:p>
            </text:list-item>
            <text:list-item>
              <text:p text:style-name="P11"><text:span text:style-name="T4">Tracklog bezárása</text:span> <text:span text:style-name="T4">poligonná</text:span>. Adatrögzítés mint a fenti esetekben.</text:p>
            </text:list-item>
            <text:list-item>
              <text:p text:style-name="P11"><text:span text:style-name="T4">Pontok színézése</text:span> attribútumok alapján. Érdekes lehet terepen, ha vki látja, h pl. békás adatpontokkal teli van a környék, de nincs madár adat, akkor azokat érdemes rögzíteni. vagy van egy közönséges faj, amit sok helyről jeleztek, de épp a tartózkodási helyről nem, akkor érdemes rögzíteni (szín alapján könnyen látszik több közönséges faj is).</text:p>
            </text:list-item>
            <text:list-item>
              <text:p text:style-name="P11"><text:span text:style-name="T4">Cache-elhető alaptérképek</text:span> (Google, OSM, Bing, stb.) Nagyon praktikus az offline használathoz! <text:line-break/></text:p>
            </text:list-item>
          </text:list>
        </text:list-item>
        <text:list-item>
          <text:p text:style-name="P7"><text:span text:style-name="T4">Összetett űrlap viselkedések</text:span>: Egy jó probléma erre:<text:line-break/>Fajlisták (teljes fajlista): a feltöltő elindít egy listát. Indításkor megjegyzi az aktuális óra:percet és automatikusan kitölti a Kezdés ideje mezőt az aktuális órával az egész listán a Befejezésig. Amikor befejezi a listát (erre is kell egy gomb), akkor automatikusan kiszámolja az eltelt időt és kitölti a Megfigyelés időtartama mezőt az egész listára. Továbbá ugyancsak befejezéskor feltesz egy kérdést, hogy a lista Teljes lista-e? Ha a válasz igen, a Teljes lista mezőt kitölti 1-essel, ha a válasz nem, akkor 0-val. Bizonyos módszereknél ezeknek a mezőknek alapértelmezett értékei lesznek, ilyen esetekben nem kéne töltse a mezőket. Tehát ez a funkció is valamennyire testreszabható kéne legyen az egyes formok esetében.<text:line-break/></text:p>
        </text:list-item>
        <text:list-item>
          <text:p text:style-name="P7">Projekt választó lapon URL megadása <text:span text:style-name="T4">QRCode</text:span> beolvasással. Nagyban leegyszerűsítené <text:s/>a projekt konfigurálását<text:line-break/></text:p>
        </text:list-item>
      </text:list>
      <text:p text:style-name="P15"><text:bookmark text:name="_o8r9vmuezxjl"/>Alkalmazások hasznos funkcióval</text:p>
      <text:p text:style-name="P3"/>
      <text:p text:style-name="P2"><text:span text:style-name="T4">Observado / obsmap</text:span></text:p>
      <text:p text:style-name="P2">Népszerű adatgyűjtő alkalmazás szerver oldali szolgáltatással is. Nagyon érdemes meríteni a megjelenítési megoldásaiból! Szép, átlátható, könnyen használható! (Pl: <text:span text:style-name="T8">Save gomb</text:span> mindig alul van, akkor is megnyomható, ha a szoftveres billentyűzet épp megjelenik, így azt nem kell bezárni mentés előtt. Szám beviteli mező mellett “+” és “-” gombok segítik az érték bevitelét.) <text:line-break/><text:tab/>Már most is van velük kapcsolatunk, de ezen még szeretnék mélyíteni. Pl. hogy az ő appjukkal gyűjtött adatokat API szinten lehessen elérni és beolvasni OBM adatbázisokba. Jelenleg az observadóval gyűjtött adaokat exportálják és a Boné Gábor OBM modulját használva könnyen importálják OBM szerveren.</text:p>
      <text:p text:style-name="P2"><text:a xlink:type="simple" xlink:href="https://play.google.com/store/apps/details?id=org.obsmapp&amp;hl=en" text:style-name="Internet_20_link" text:visited-style-name="Visited_20_Internet_20_Link"><text:span text:style-name="T9">https://play.google.com/store/apps/details?id=org.obsmapp&amp;hl=en</text:span></text:a></text:p>
      <text:p text:style-name="P2"/>
      <text:p text:style-name="P2"><text:soft-page-break/><text:span text:style-name="T4">QField</text:span></text:p>
      <text:p text:style-name="P2">QGIS mobil alklamazása. Kiváló, gyorsan fejlődő mobil GIS megjelenítő alkalmazás. Nagyon praktikus volna ha lehetne integrálni az OBM Appba, vagy belső api kapcsolatot kialakítani vele és a térképi megjelenítési dolgokat mind vele végeztetni!</text:p>
      <text:p text:style-name="P2"><text:a xlink:type="simple" xlink:href="http://www.opengis.ch/android-gis/qfield/" text:style-name="Internet_20_link" text:visited-style-name="Visited_20_Internet_20_Link"><text:span text:style-name="T9">http://www.opengis.ch/android-gis/qfield/ </text:span></text:a></text:p>
      <text:p text:style-name="P3"/>
      <text:p text:style-name="P2"><text:span text:style-name="T4">EpiCollect</text:span></text:p>
      <text:p text:style-name="P2">Dinamikusan konfigurálható pont adatgyűjtő app és szerver oldali szolgáltatás. Elvileg lehet vele külső szerverekre is adatot exportálni. Erős webes oldali támogatása van.</text:p>
      <text:p text:style-name="P2">Nemzeti parkos körökben népszerű, sok projektben használják. </text:p>
      <text:p text:style-name="P2"><text:a xlink:type="simple" xlink:href="http://www.epicollect.net/" text:style-name="Internet_20_link" text:visited-style-name="Visited_20_Internet_20_Link"><text:span text:style-name="T9">http://www.epicollect.net/</text:span></text:a></text:p>
      <text:p text:style-name="P3"/>
      <text:p text:style-name="P1"><text:span text:style-name="T4">eBird</text:span></text:p>
      <text:p text:style-name="P1">A világ bármely pontján jól használható terepen.</text:p>
      <text:p text:style-name="P1">Pontokhoz rendel listákat (checklist), könnyen lekérdez geo ponthoz közeli listákat, megfigyeléseket (legutóbbi 30 nap v egész éves).</text:p>
      <text:p text:style-name="P1">Bevitelnél elegendő a “darabszám” “szóköz” “fajnév egy részlete” formátum.</text:p>
      <text:p text:style-name="P1">Checklistek megoszthatók más felhasználókkal, emailben gombnyomásra küldhetők.</text:p>
      <text:p text:style-name="P1"><text:span text:style-name="T8">Már létező madarász adatgyűjő adatbázisokat fokozatosan magába olvaszt, emiatt érdekes lehet, hogyan oldják meg az egyesítést.</text:span></text:p>
      <text:p text:style-name="P1"><text:a xlink:type="simple" xlink:href="http://ebird.org/" text:style-name="Internet_20_link" text:visited-style-name="Visited_20_Internet_20_Link"><text:span text:style-name="T9">http://ebird.org/</text:span></text:a></text:p>
      <text:p text:style-name="P3"/>
      <text:p text:style-name="P3"/>
      <text:p text:style-name="P2"><text:span text:style-name="T4">Geopaparazzi</text:span></text:p>
      <text:p text:style-name="P2">Tud tracklogot rögzíteni és a track-hez felvenni adatokat.</text:p>
      <text:p text:style-name="P2">Számomra nehézkes a logikája, terepen még sosem tudtam vele értelmesen dolgozni (Miki)</text:p>
      <text:p text:style-name="P2"><text:soft-page-break/><text:a xlink:type="simple" xlink:href="http://geopaparazzi.github.io/geopaparazzi/" text:style-name="Internet_20_link" text:visited-style-name="Visited_20_Internet_20_Link"><text:span text:style-name="T9">http://geopaparazzi.github.io/geopaparazzi/</text:span></text:a><text:line-break/><text:a xlink:type="simple" xlink:href="https://play.google.com/store/apps/details?id=eu.hydrologis.geopaparazzi&amp;hl=en" text:style-name="Internet_20_link" text:visited-style-name="Visited_20_Internet_20_Link"><text:span text:style-name="T9">https://play.google.com/store/apps/details?id=eu.hydrologis.geopaparazzi&amp;hl=en</text:span></text:a></text:p>
      <text:p text:style-name="P13"/>
      <text:p text:style-name="P14"><text:span text:style-name="T4">Memento Database</text:span></text:p>
      <text:p text:style-name="P2">Nagyon rugalmasan szerkeszthető formok, számos mezőtípussal; pontok térbeli, táblázatos vagy listaszerű megjelenítése; saját pozíció jelölése a térképen; az adatok rugalmas le- és feltöltése az adatbázisba csv formátumban; pontrögzítés saját pozíció, vagy térképen jelölt pozíció alapján;</text:p>
      <text:p text:style-name="P2"/>
      <text:p text:style-name="P2">Az alkalmazásban elérhető mezőtípusok:</text:p>
      <text:list xml:id="list279448335286613270" text:style-name="WWNum3">
        <text:list-item>
          <text:p text:style-name="P8">Szöveg</text:p>
        </text:list-item>
        <text:list-item>
          <text:p text:style-name="P8">Egész szám</text:p>
        </text:list-item>
        <text:list-item>
          <text:p text:style-name="P8">Valós szám</text:p>
        </text:list-item>
        <text:list-item>
          <text:p text:style-name="P8">Checkbox</text:p>
        </text:list-item>
        <text:list-item>
          <text:p text:style-name="P8">Számítás</text:p>
        </text:list-item>
        <text:list-item>
          <text:p text:style-name="P8">Javascript</text:p>
        </text:list-item>
        <text:list-item>
          <text:p text:style-name="P8">Dátum</text:p>
        </text:list-item>
        <text:list-item>
          <text:p text:style-name="P8">Idő</text:p>
        </text:list-item>
        <text:list-item>
          <text:p text:style-name="P8">Dátum - idő</text:p>
        </text:list-item>
        <text:list-item>
          <text:p text:style-name="P8">Névjegy</text:p>
        </text:list-item>
        <text:list-item>
          <text:p text:style-name="P8">Kép</text:p>
        </text:list-item>
        <text:list-item>
          <text:p text:style-name="P8">Egyszerű választó lista</text:p>
        </text:list-item>
        <text:list-item>
          <text:p text:style-name="P8">Több elemes választó lista</text:p>
        </text:list-item>
        <text:list-item>
          <text:p text:style-name="P8">Rádiógomb</text:p>
        </text:list-item>
        <text:list-item>
          <text:p text:style-name="P8">Hangfálj</text:p>
        </text:list-item>
        <text:list-item>
          <text:p text:style-name="P8"><text:soft-page-break/>Pénznem</text:p>
        </text:list-item>
        <text:list-item>
          <text:p text:style-name="P8">Osztályozás</text:p>
        </text:list-item>
        <text:list-item>
          <text:p text:style-name="P8">Hyperlink</text:p>
        </text:list-item>
        <text:list-item>
          <text:p text:style-name="P8">Hely (GPS vagy térképen jelölt pozíció alapján)</text:p>
        </text:list-item>
        <text:list-item>
          <text:p text:style-name="P8">Vonalkód</text:p>
        </text:list-item>
        <text:list-item>
          <text:p text:style-name="P8">Kapcsolt táblában lévő elemre hivatkozás</text:p>
        </text:list-item>
        <text:list-item>
          <text:p text:style-name="P8">Hivatkozás fájlra</text:p>
        </text:list-item>
        <text:list-item>
          <text:p text:style-name="P8">Jelszó</text:p>
        </text:list-item>
        <text:list-item>
          <text:p text:style-name="P8">Telefonszám</text:p>
        </text:list-item>
        <text:list-item>
          <text:p text:style-name="P8">E-mail cím</text:p>
        </text:list-item>
        <text:list-item>
          <text:p text:style-name="P8">Egész szám értékek</text:p>
        </text:list-item>
        <text:list-item>
          <text:p text:style-name="P8">Aláirás</text:p>
        </text:list-item>
        <text:list-item>
          <text:p text:style-name="P8">Rich text</text:p>
        </text:list-item>
      </text:list>
      <text:p text:style-name="P2"><text:a xlink:type="simple" xlink:href="http://mementodatabase.com/" text:style-name="Internet_20_link" text:visited-style-name="Visited_20_Internet_20_Link"><text:span text:style-name="T9">http://mementodatabase.com/</text:span></text:a></text:p>
      <text:p text:style-name="P2"><text:a xlink:type="simple" xlink:href="https://play.google.com/store/apps/details?id=com.luckydroid.droidbase" text:style-name="Internet_20_link" text:visited-style-name="Visited_20_Internet_20_Link"><text:span text:style-name="T9">https://play.google.com/store/apps/details?id=com.luckydroid.droidbase</text:span></text:a></text:p>
      <text:p text:style-name="P2"><text:line-break/>Citizen science appok egy <text:span text:style-name="T4">Zooniverse</text:span> kerdőívből:</text:p>
      <text:p text:style-name="P2">iNaturalist</text:p>
      <text:p text:style-name="P2">mPING</text:p>
      <text:p text:style-name="P2">What's Invasive</text:p>
      <text:p text:style-name="P2">Loss of the Night</text:p>
      <text:p text:style-name="P2">Marine Debris Tracker</text:p>
      <text:p text:style-name="P2"><text:soft-page-break/>Project Noa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000000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₋" text:bullet-char="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1" style:num-suffix="◆" text:bullet-char="◆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4" style:num-suffix="◆" text:bullet-char="◆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7" style:num-suffix="◆" text:bullet-char="◆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8" style:num-suffix="●" text:bullet-char="●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Converted7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7" meta:paragraph-count="115" meta:word-count="1646" meta:character-count="12268" meta:non-whitespace-character-count="10782"/>
    <meta:generator>LibreOfficeDev/5.1.0.3$Linux_X86_64 LibreOffice_project/</meta:generator>
  </office:meta>
</office:document-meta>
</file>